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997-Billing changed from hourly to monthly</text:p>
      <text:p text:style-name="Standard">So popular, companies struggled with bandwidth</text:p>
      <text:p text:style-name="Standard"/>
      <text:p text:style-name="Standard">Internet looked so awful because only coders made the internet, used a lot of eye candy (usually GIFs)</text:p>
      <text:p text:style-name="Standard"/>
      <text:p text:style-name="Standard">Don't do these</text:p>
      <text:p text:style-name="Standard">Have bullets not line up</text:p>
      <text:p text:style-name="Standard">autoplay sound</text:p>
      <text:p text:style-name="Standard"/>
      <text:p text:style-name="Standard">HTML = Hyper Text Markup Language</text:p>
      <text:p text:style-name="Standard"/>
      <text:p text:style-name="Standard">Semantic tags</text:p>
      <text:p text:style-name="Standard">Using tags such as strong instead of bold (Descriptive tag)</text:p>
      <text:p text:style-name="Standard"/>
      <text:p text:style-name="Standard">HTML used to be based off of tables within tables, and controlling justification within each cell</text:p>
      <text:p text:style-name="Standard">Only way to have any control </text:p>
      <text:p text:style-name="Standard">Lasted until 2005</text:p>
      <text:p text:style-name="Standard"/>
      <text:p text:style-name="Standard">Later saw rise of CSS</text:p>
      <text:p text:style-name="Standard"/>
      <text:p text:style-name="Standard">Below the fold is more info, nothing new that convinces people to stay</text:p>
      <text:p text:style-name="Standard"/>
      <text:p text:style-name="Standard">HTML is for content, CSS is for formatting</text:p>
      <text:p text:style-name="Standard">Separation of the two is critical, since you don't need multiple HTMLs for different screen sizes</text:p>
      <text:p text:style-name="Standard"/>
      <text:p text:style-name="Standard">Modern web design is based on 12 column design</text:p>
      <text:p text:style-name="Standard"/>
      <text:p text:style-name="Standard">SQL = structured query language</text:p>
      <text:p text:style-name="Standard">Allows you to interact with MySQL (Databases)</text:p>
      <text:p text:style-name="Standard"/>
      <text:p text:style-name="Standard">Server language is PHP (Scripting language, similar to Javascript)</text:p>
      <text:p text:style-name="Standard"/>
      <text:p text:style-name="Standard">HTML is content, works with CSS for formatting</text:p>
      <text:p text:style-name="Standard">Client side, work with browser</text:p>
      <text:p text:style-name="Standard"/>
      <text:p text:style-name="Standard">Server side works with database (SQL)</text:p>
      <text:p text:style-name="Standard">PHP works with database (server side scripting language)</text:p>
      <text:p text:style-name="Standard"/>
      <text:p text:style-name="Standard">Javascript is client side language, works in the browser, allows for interactiv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Catlett</meta:initial-creator>
    <meta:creation-date>2017-01-19T12:08:48.28</meta:creation-date>
    <meta:document-statistic meta:table-count="0" meta:image-count="0" meta:object-count="0" meta:page-count="1" meta:paragraph-count="25" meta:word-count="194" meta:character-count="1160"/>
    <dc:date>2017-01-19T12:50:52.66</dc:date>
    <dc:creator>Daniel Catlett</dc:creator>
    <meta:editing-duration>PT11M33S</meta:editing-duration>
    <meta:editing-cycles>1</meta:editing-cycles>
    <meta:generator>OpenOffice/4.1.2$Win32 OpenOffice.org_project/412m3$Build-9782</meta:generator>
  </office:meta>
</office:document-meta>
</file>